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6.0326in" table:align="left"/>
    </style:style>
    <style:style style:name="Table2.A" style:family="table-column">
      <style:table-column-properties style:column-width="2.1069in"/>
    </style:style>
    <style:style style:name="Table2.B" style:family="table-column">
      <style:table-column-properties style:column-width="2.9736in"/>
    </style:style>
    <style:style style:name="Table2.C" style:family="table-column">
      <style:table-column-properties style:column-width="0.952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5.2146in" table:align="left"/>
    </style:style>
    <style:style style:name="Table3.A" style:family="table-column">
      <style:table-column-properties style:column-width="1.1715in"/>
    </style:style>
    <style:style style:name="Table3.B" style:family="table-column">
      <style:table-column-properties style:column-width="2.7382in"/>
    </style:style>
    <style:style style:name="Table3.C" style:family="table-column">
      <style:table-column-properties style:column-width="1.3049in"/>
    </style:style>
    <style:style style:name="Table3.A1" style:family="table-cell">
      <style:table-cell-properties style:vertical-align="middle" fo:padding="0.0194in" fo:border="none"/>
    </style:style>
    <style:style style:name="Table1" style:family="table">
      <style:table-properties style:width="3.6604in" table:align="left"/>
    </style:style>
    <style:style style:name="Table1.A" style:family="table-column">
      <style:table-column-properties style:column-width="1.4403in"/>
    </style:style>
    <style:style style:name="Table1.B" style:family="table-column">
      <style:table-column-properties style:column-width="2.2201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Quotations">
      <style:text-properties officeooo:paragraph-rsid="00056d9d"/>
    </style:style>
    <style:style style:name="P4" style:family="paragraph" style:parent-style-name="Preformatted_20_Text">
      <style:paragraph-properties fo:margin-left="0in" fo:margin-right="0in" fo:text-indent="0in" style:auto-text-indent="false" style:writing-mode="lr-tb"/>
    </style:style>
    <style:style style:name="P5" style:family="paragraph" style:parent-style-name="Preformatted_20_Text">
      <style:paragraph-properties style:writing-mode="lr-tb"/>
    </style:style>
    <style:style style:name="P6" style:family="paragraph" style:parent-style-name="Preformatted_20_Text">
      <style:paragraph-properties fo:margin-top="0in" fo:margin-bottom="0.1965in" style:contextual-spacing="false" style:writing-mode="lr-tb"/>
    </style:style>
    <style:style style:name="P7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</style:style>
    <style:style style:name="P8" style:family="paragraph" style:parent-style-name="Preformatted_20_Text">
      <style:paragraph-properties fo:margin-left="0in" fo:margin-right="0in" fo:margin-top="0in" fo:margin-bottom="0.1965in" style:contextual-spacing="false" fo:text-indent="0in" style:auto-text-indent="false" style:writing-mode="lr-tb"/>
      <style:text-properties officeooo:paragraph-rsid="00072be2"/>
    </style:style>
    <style:style style:name="P9" style:family="paragraph" style:parent-style-name="Text_20_body">
      <style:text-properties officeooo:paragraph-rsid="00088cfd"/>
    </style:style>
    <style:style style:name="P10" style:family="paragraph" style:parent-style-name="Text_20_body" style:list-style-name="L3"/>
    <style:style style:name="P11" style:family="paragraph" style:parent-style-name="Heading_20_3">
      <style:text-properties officeooo:paragraph-rsid="0005289e"/>
    </style:style>
    <style:style style:name="P12" style:family="paragraph" style:parent-style-name="Heading_20_2">
      <style:text-properties officeooo:paragraph-rsid="0008ab89"/>
    </style:style>
    <style:style style:name="P13" style:family="paragraph" style:parent-style-name="Text_20_body" style:list-style-name="L4"/>
    <style:style style:name="P14" style:family="paragraph" style:parent-style-name="Text_20_body" style:list-style-name="L5"/>
    <style:style style:name="P15" style:family="paragraph" style:parent-style-name="Text_20_body" style:list-style-name="L6"/>
    <style:style style:name="P16" style:family="paragraph" style:parent-style-name="Text_20_body" style:list-style-name="L7"/>
    <style:style style:name="P17" style:family="paragraph" style:parent-style-name="Text_20_body" style:list-style-name="L8"/>
    <style:style style:name="P18" style:family="paragraph" style:parent-style-name="Heading_20_3">
      <style:paragraph-properties fo:margin-top="0in" fo:margin-bottom="0.1965in" style:contextual-spacing="false" style:writing-mode="lr-tb"/>
    </style:style>
    <style:style style:name="T1" style:family="text">
      <style:text-properties officeooo:rsid="00056d9d"/>
    </style:style>
    <style:style style:name="T2" style:family="text">
      <style:text-properties officeooo:rsid="00072be2"/>
    </style:style>
    <style:style style:name="T3" style:family="text">
      <style:text-properties officeooo:rsid="0009578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Lecture 12 Extension: Supercharging Your Python Skills 🚀</text:h>
      <text:p text:style-name="Text_20_body"><text:line-break/>📅 <text:span text:style-name="Strong_20_Emphasis">Duration</text:span>: 2 hours<text:line-break/>📍 <text:span text:style-name="Strong_20_Emphasis">Topics</text:span>:</text:p>
      <text:list text:style-name="L1">
        <text:list-item>
          <text:p text:style-name="P1">List Comprehension (🔥 Python Magic for Lists)</text:p>
        </text:list-item>
        <text:list-item>
          <text:p text:style-name="P1">Functions as Objects</text:p>
        </text:list-item>
        <text:list-item>
          <text:p text:style-name="P1"><text:span text:style-name="T1">­</text:span>Keyword and Default Arguments</text:p>
        </text:list-item>
        <text:list-item>
          <text:p text:style-name="P1">Debugging (Glass Box &amp; Black Box)</text:p>
        </text:list-item>
        <text:list-item>
          <text:p text:style-name="P1">Logging, Exceptions, and Assertions</text:p>
        </text:list-item>
      </text:list>
      <text:p text:style-name="Horizontal_20_Line"/>
      <text:h text:style-name="Heading_20_3" text:outline-level="3">0. 🚀 Warm-up: Quick Recap (10 min)</text:h>
      <text:p text:style-name="Text_20_body">Ask the class:</text:p>
      <text:list text:style-name="L2">
        <text:list-item>
          <text:p text:style-name="P2">What's a function in Python?</text:p>
        </text:list-item>
        <text:list-item>
          <text:p text:style-name="P2">What's a list?</text:p>
        </text:list-item>
        <text:list-item>
          <text:p text:style-name="P2">Who remembers <text:span text:style-name="Source_20_Text">def</text:span>, <text:span text:style-name="Source_20_Text">return</text:span>, and <text:span text:style-name="Source_20_Text">for</text:span> loops?</text:p>
        </text:list-item>
      </text:list>
      <text:p text:style-name="P3">🧪 <text:span text:style-name="Strong_20_Emphasis">Mini Challenge</text:span>:</text:p>
      <text:p text:style-name="P3"><text:span text:style-name="Source_20_Text"># Write a function that takes a list of numbers and returns a new list with each number squared.</text:span></text:p>
      <text:p text:style-name="P4"><text:span text:style-name="Source_20_Text"/></text:p>
      <text:p text:style-name="P5"><text:span text:style-name="Source_20_Text">def square_list(numbers):</text:span></text:p>
      <text:p text:style-name="P5"><text:span text:style-name="Source_20_Text"><text:s text:c="4"/>new_list = []</text:span></text:p>
      <text:p text:style-name="P5"><text:span text:style-name="Source_20_Text"><text:s text:c="4"/>for num in numbers:</text:span></text:p>
      <text:p text:style-name="P5"><text:span text:style-name="Source_20_Text"><text:s text:c="8"/>new_list.append(num ** 2)</text:span></text:p>
      <text:p text:style-name="P5"><text:span text:style-name="Source_20_Text"><text:s text:c="4"/>return new_list</text:span></text:p>
      <text:p text:style-name="P5"/>
      <text:p text:style-name="P6"><text:span text:style-name="Source_20_Text">print(square_list([1, 2, 3, 4])) <text:s/># Should print [1, 4, 9, 16]</text:span></text:p>
      <text:p text:style-name="Text_20_body">Now let's show how to do this with 1 line using List Comprehension!</text:p>
      <text:p text:style-name="Horizontal_20_Line"/>
      <text:h text:style-name="Heading_20_3" text:outline-level="3">1. 🧪 Part 1: List Comprehensions (20 min)</text:h>
      <text:p text:style-name="Text_20_body">📌 <text:span text:style-name="Strong_20_Emphasis">Definition</text:span>: A way to build a new list from an existing one in a <text:span text:style-name="Emphasis">single line</text:span>.</text:p>
      <text:h text:style-name="Heading_20_4" text:outline-level="4">👩🏾‍💻 Syntax:</text:h>
      <text:p text:style-name="Preformatted_20_Text"/>
      <text:p text:style-name="P7"><text:span text:style-name="Source_20_Text">[expression for item in iterable if condition]</text:span></text:p>
      <text:h text:style-name="Heading_20_4" text:outline-level="4"><text:soft-page-break/>📘 Example 1: Squares of numbers</text:h>
      <text:p text:style-name="Preformatted_20_Text"/>
      <text:p text:style-name="P4"><text:span text:style-name="Source_20_Text">squares = [x**2 for x in range(1, 6)]</text:span></text:p>
      <text:p text:style-name="P6"><text:span text:style-name="Source_20_Text">print(squares) <text:s/># [1, 4, 9, 16, 25]</text:span></text:p>
      <text:h text:style-name="Heading_20_4" text:outline-level="4">📘 Example 2: Filter even numbers</text:h>
      <text:p text:style-name="Preformatted_20_Text"/>
      <text:p text:style-name="P4"><text:span text:style-name="Source_20_Text">evens = [x for x in range(10) if x % 2 == 0]</text:span></text:p>
      <text:p text:style-name="P6"><text:span text:style-name="Source_20_Text">print(evens) <text:s/># [0, 2, 4, 6, 8]</text:span></text:p>
      <text:h text:style-name="Heading_20_4" text:outline-level="4">📘 Example 3: Real-world 🌍 — Filtering student emails ending in <text:span text:style-name="Source_20_Text">@gmail.com</text:span></text:h>
      <text:p text:style-name="Preformatted_20_Text"/>
      <text:p text:style-name="P4"><text:span text:style-name="Source_20_Text">emails = ["ken@gmail.com", "linda@yahoo.com", "amina@gmail.com"]</text:span></text:p>
      <text:p text:style-name="P5"><text:span text:style-name="Source_20_Text">gmail_users = [email for email in emails if "@gmail.com" in email]</text:span></text:p>
      <text:p text:style-name="P6"><text:span text:style-name="Source_20_Text">print(gmail_users)</text:span></text:p>
      <text:p text:style-name="Text_20_body">🧠 <text:span text:style-name="Strong_20_Emphasis">Challenge</text:span>:</text:p>
      <text:p text:style-name="Preformatted_20_Text"/>
      <text:p text:style-name="P7"><text:span text:style-name="Source_20_Text"># Extract numbers divisible by 3 from 1 to 30 using list comprehension</text:span></text:p>
      <text:p text:style-name="Text_20_body">✅ <text:span text:style-name="Strong_20_Emphasis">Answer</text:span>:</text:p>
      <text:p text:style-name="Preformatted_20_Text">python</text:p>
      <text:p text:style-name="Preformatted_20_Text">CopyEdit</text:p>
      <text:p text:style-name="P7"><text:span text:style-name="Source_20_Text">div3 = [x for x in range(1, 31) if x % 3 == 0]</text:span></text:p>
      <text:p text:style-name="P8"><text:span text:style-name="Source_20_Text"><text:span text:style-name="T2">print(div3)</text:span></text:span></text:p>
      <text:p text:style-name="Horizontal_20_Line"/>
      <text:h text:style-name="Heading_20_3" text:outline-level="3">2. 🎭 Part 2: Functions as Objects (15 min)</text:h>
      <text:h text:style-name="Heading_20_4" text:outline-level="4">🧑🏾‍💻 Yes! Functions in Python are also "things" — just like strings, numbers, etc.</text:h>
      <text:p text:style-name="Preformatted_20_Text"/>
      <text:p text:style-name="P4"><text:span text:style-name="Source_20_Text">def greet(name):</text:span></text:p>
      <text:p text:style-name="P5"><text:span text:style-name="Source_20_Text"><text:s text:c="4"/>return f"Hello, {name}!"</text:span></text:p>
      <text:p text:style-name="P5"/>
      <text:p text:style-name="P5"><text:span text:style-name="Source_20_Text">say_hello = greet <text:s/># Assigning a function to a variable</text:span></text:p>
      <text:p text:style-name="P6"><text:span text:style-name="Source_20_Text">print(say_hello("Watoto")) <text:s/># "Hello, Watoto!"</text:span></text:p>
      <text:h text:style-name="Heading_20_4" text:outline-level="4">📘 Example: Return a function from a function</text:h>
      <text:p text:style-name="Preformatted_20_Text"/>
      <text:p text:style-name="P4"><text:span text:style-name="Source_20_Text">def make_multiplier(x):</text:span></text:p>
      <text:p text:style-name="P5"><text:span text:style-name="Source_20_Text"><text:s text:c="4"/>def multiply(y):</text:span></text:p>
      <text:p text:style-name="P5"><text:span text:style-name="Source_20_Text"><text:s text:c="8"/>return x * y</text:span></text:p>
      <text:p text:style-name="P5"><text:span text:style-name="Source_20_Text"><text:s text:c="4"/>return multiply</text:span></text:p>
      <text:p text:style-name="P5"/>
      <text:p text:style-name="P5"><text:span text:style-name="Source_20_Text">doubler = make_multiplier(2)</text:span></text:p>
      <text:p text:style-name="P6"><text:span text:style-name="Source_20_Text">print(doubler(5)) <text:s/># 10</text:span></text:p>
      <text:p text:style-name="Text_20_body"><text:soft-page-break/>🧠 Real-world idea: You could make “function factories” — e.g., for billing, taxes, discounts.</text:p>
      <text:p text:style-name="Horizontal_20_Line"/>
      <text:h text:style-name="Heading_20_3" text:outline-level="3">3. 🧩 Part 3: Keyword &amp; Default Arguments (15 min)</text:h>
      <text:h text:style-name="Heading_20_4" text:outline-level="4">💬 What are they?</text:h>
      <text:p text:style-name="Text_20_body">In Python, functions allow <text:span text:style-name="Strong_20_Emphasis">optional values</text:span> called <text:span text:style-name="Strong_20_Emphasis">default arguments</text:span>, and you can also <text:span text:style-name="Strong_20_Emphasis">call arguments by name</text:span> using <text:span text:style-name="Strong_20_Emphasis">keyword arguments</text:span>.</text:p>
      <text:p text:style-name="Text_20_body"/>
      <text:h text:style-name="Heading_20_2" text:outline-level="2">What is a Default Argument?</text:h>
      <text:p text:style-name="Text_20_body">A <text:span text:style-name="Strong_20_Emphasis">default argument</text:span> is a value that is <text:span text:style-name="Strong_20_Emphasis">automatically used</text:span> by a function <text:span text:style-name="Strong_20_Emphasis">if no value is provided</text:span> for that parameter.</text:p>
      <text:p text:style-name="Text_20_body">Think of it like a restaurant menu:</text:p>
      <text:p text:style-name="Quotations">If you don’t say what drink you want, the waiter brings the <text:span text:style-name="Strong_20_Emphasis">default drink</text:span> (e.g., water).</text:p>
      <text:p text:style-name="Horizontal_20_Line"/>
      <text:h text:style-name="Heading_20_2" text:outline-level="2">✅ Basic Syntax:</text:h>
      <text:p text:style-name="Text_20_body"/>
      <text:p text:style-name="Text_20_body">def function_name(parameter=value):</text:p>
      <text:p text:style-name="P9"><text:s text:c="4"/># code</text:p>
      <text:p text:style-name="P9"><text:span text:style-name="Source_20_Text">def greet(name="Guest"):</text:span></text:p>
      <text:p text:style-name="P6"><text:span text:style-name="Source_20_Text"><text:s text:c="4"/>return f"Hi, {name}!"</text:span></text:p>
      <text:p text:style-name="Text_20_body">🧪 Try:</text:p>
      <text:p text:style-name="Preformatted_20_Text">python</text:p>
      <text:p text:style-name="Preformatted_20_Text">CopyEdit</text:p>
      <text:p text:style-name="P4"><text:span text:style-name="Source_20_Text">print(greet()) <text:s text:c="12"/># Hi, Guest!</text:span></text:p>
      <text:p text:style-name="P6"><text:span text:style-name="Source_20_Text">print(greet("Amina")) <text:s text:c="5"/># Hi, Amina!</text:span></text:p>
      <text:h text:style-name="Heading_20_3" text:outline-level="3"><text:span text:style-name="Strong_20_Emphasis"/></text:h>
      <text:h text:style-name="Heading_20_2" text:outline-level="2"><text:span text:style-name="Strong_20_Emphasis">💡 Why Use Default Arguments?</text:span></text:h>
      <text:list text:style-name="L3">
        <text:list-item>
          <text:p text:style-name="P10">✅ To make parameters <text:span text:style-name="Strong_20_Emphasis">optional</text:span>.</text:p>
        </text:list-item>
        <text:list-item>
          <text:p text:style-name="P10">💬 To provide <text:span text:style-name="Strong_20_Emphasis">sensible fallback values</text:span>.</text:p>
        </text:list-item>
        <text:list-item>
          <text:p text:style-name="P10">🔁 To <text:span text:style-name="Strong_20_Emphasis">avoid repetition</text:span> when calling the function many times.</text:p>
        </text:list-item>
        <text:list-item>
          <text:p text:style-name="P10"><text:soft-page-break/>🛠 Useful when designing <text:span text:style-name="Strong_20_Emphasis">APIs</text:span> or <text:span text:style-name="Strong_20_Emphasis">utility functions</text:span>.</text:p>
        </text:list-item>
      </text:list>
      <text:p text:style-name="Text_20_body"/>
      <text:h text:style-name="Heading_20_2" text:outline-level="2">More Examples</text:h>
      <text:h text:style-name="Heading_20_3" text:outline-level="3">Example 1: Default country</text:h>
      <text:p text:style-name="Preformatted_20_Text"/>
      <text:p text:style-name="P4"><text:span text:style-name="Source_20_Text">def say_location(city, country="Kenya"):</text:span></text:p>
      <text:p text:style-name="P5"><text:span text:style-name="Source_20_Text"><text:s text:c="4"/>print(f"{city} is in {country}.")</text:span></text:p>
      <text:p text:style-name="P5"/>
      <text:p text:style-name="P5"><text:span text:style-name="Source_20_Text">say_location("Nairobi") <text:s text:c="8"/># Nairobi is in Kenya.</text:span></text:p>
      <text:p text:style-name="P6"><text:span text:style-name="Source_20_Text">say_location("Kampala", "Uganda")</text:span></text:p>
      <text:p text:style-name="Horizontal_20_Line"/>
      <text:h text:style-name="Heading_20_3" text:outline-level="3">Example 2: Adding numbers with a default value</text:h>
      <text:p text:style-name="Preformatted_20_Text"/>
      <text:p text:style-name="P4"><text:span text:style-name="Source_20_Text">def add(a, b=10):</text:span></text:p>
      <text:p text:style-name="P5"><text:span text:style-name="Source_20_Text"><text:s text:c="4"/>return a + b</text:span></text:p>
      <text:p text:style-name="P5"/>
      <text:p text:style-name="P5"><text:span text:style-name="Source_20_Text">print(add(5)) <text:s text:c="7"/># 5 + 10 = 15</text:span></text:p>
      <text:p text:style-name="P6"><text:span text:style-name="Source_20_Text">print(add(5, 3)) <text:s text:c="4"/># 5 + 3 = 8</text:span></text:p>
      <text:p text:style-name="Horizontal_20_Line"/>
      <text:h text:style-name="P11" text:outline-level="3">🛑 </text:h>
      <text:h text:style-name="P11" text:outline-level="3">Rule: Default arguments must be at the <text:span text:style-name="Strong_20_Emphasis">end</text:span> of the parameter list</text:h>
      <text:p text:style-name="Text_20_body">✅ Allowed:</text:p>
      <text:p text:style-name="P4"><text:span text:style-name="Source_20_Text">def greet(name, message="Hi"):</text:span></text:p>
      <text:p text:style-name="P6"><text:span text:style-name="Source_20_Text"><text:s text:c="4"/>print(message, name)</text:span></text:p>
      <text:p text:style-name="Text_20_body">❌ Not Allowed:</text:p>
      <text:p text:style-name="Preformatted_20_Text"/>
      <text:p text:style-name="P4"><text:span text:style-name="Source_20_Text"># ❌ This will cause an error!</text:span></text:p>
      <text:p text:style-name="P5"><text:span text:style-name="Source_20_Text">def greet(message="Hi", name): <text:s/># ERROR</text:span></text:p>
      <text:p text:style-name="P6"><text:span text:style-name="Source_20_Text"><text:s text:c="4"/>print(message, name)</text:span></text:p>
      <text:p text:style-name="Horizontal_20_Line"/>
      <text:h text:style-name="P12" text:outline-level="2"><text:soft-page-break/>🧠 </text:h>
      <text:h text:style-name="P12" text:outline-level="2"/>
      <text:h text:style-name="P12" text:outline-level="2">Real-World Application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Situation</text:p>
            </table:table-cell>
            <table:table-cell table:style-name="Table2.A1" office:value-type="string">
              <text:p text:style-name="Table_20_Heading">Example Function</text:p>
            </table:table-cell>
            <table:table-cell table:style-name="Table2.A1" office:value-type="string">
              <text:p text:style-name="Table_20_Heading">Default Arg</text:p>
            </table:table-cell>
          </table:table-row>
        </table:table-header-rows>
        <table:table-row>
          <table:table-cell table:style-name="Table2.A1" office:value-type="string">
            <text:p text:style-name="Table_20_Contents">Sending a WhatsApp message</text:p>
          </table:table-cell>
          <table:table-cell table:style-name="Table2.A1" office:value-type="string">
            <text:p text:style-name="Table_20_Contents"><text:span text:style-name="Source_20_Text">send_msg(name, emoji="🙂")</text:span></text:p>
          </table:table-cell>
          <table:table-cell table:style-name="Table2.A1" office:value-type="string">
            <text:p text:style-name="Table_20_Contents">emoji</text:p>
          </table:table-cell>
        </table:table-row>
        <table:table-row>
          <table:table-cell table:style-name="Table2.A1" office:value-type="string">
            <text:p text:style-name="Table_20_Contents">File saving</text:p>
          </table:table-cell>
          <table:table-cell table:style-name="Table2.A1" office:value-type="string">
            <text:p text:style-name="Table_20_Contents"><text:span text:style-name="Source_20_Text">save_file(name, format="txt")</text:span></text:p>
          </table:table-cell>
          <table:table-cell table:style-name="Table2.A1" office:value-type="string">
            <text:p text:style-name="Table_20_Contents">format</text:p>
          </table:table-cell>
        </table:table-row>
        <table:table-row>
          <table:table-cell table:style-name="Table2.A1" office:value-type="string">
            <text:p text:style-name="Table_20_Contents">Restaurant ordering</text:p>
          </table:table-cell>
          <table:table-cell table:style-name="Table2.A1" office:value-type="string">
            <text:p text:style-name="Table_20_Contents"><text:span text:style-name="Source_20_Text">order(food, drink="juice")</text:span></text:p>
          </table:table-cell>
          <table:table-cell table:style-name="Table2.A1" office:value-type="string">
            <text:p text:style-name="Table_20_Contents">drink</text:p>
          </table:table-cell>
        </table:table-row>
        <table:table-row>
          <table:table-cell table:style-name="Table2.A1" office:value-type="string">
            <text:p text:style-name="Table_20_Contents">User signup</text:p>
          </table:table-cell>
          <table:table-cell table:style-name="Table2.A1" office:value-type="string">
            <text:p text:style-name="Table_20_Contents"><text:span text:style-name="Source_20_Text">register_user(role="student")</text:span></text:p>
          </table:table-cell>
          <table:table-cell table:style-name="Table2.A1" office:value-type="string">
            <text:p text:style-name="Table_20_Contents">role</text:p>
          </table:table-cell>
        </table:table-row>
      </table:table>
      <text:p text:style-name="Text_20_body"/>
      <text:h text:style-name="Heading_20_2" text:outline-level="2"><text:span text:style-name="Strong_20_Emphasis">Quick Tips</text:span></text:h>
      <text:p text:style-name="Text_20_body">✅ Use default arguments when:</text:p>
      <text:list text:style-name="L4">
        <text:list-item>
          <text:p text:style-name="P13">The value is optional</text:p>
        </text:list-item>
        <text:list-item>
          <text:p text:style-name="P13">You want to avoid repetition</text:p>
        </text:list-item>
        <text:list-item>
          <text:p text:style-name="P13">You’re writing helper tools or utilities</text:p>
        </text:list-item>
      </text:list>
      <text:p text:style-name="Text_20_body">❌ Don’t put required arguments after default ones.</text:p>
      <text:p text:style-name="Text_20_body"><text:span text:style-name="Strong_20_Emphasis"/></text:p>
      <text:h text:style-name="Heading_20_3" text:outline-level="3"><text:span text:style-name="Strong_20_Emphasis">Keyword Arguments</text:span></text:h>
      <text:p text:style-name="Text_20_body">These allow you to <text:span text:style-name="Strong_20_Emphasis">specify argument names</text:span>, so the <text:span text:style-name="Strong_20_Emphasis">order doesn't matter</text:span>.</text:p>
      <text:h text:style-name="Heading_20_4" text:outline-level="4">Keyword Example:</text:h>
      <text:p text:style-name="Preformatted_20_Text"/>
      <text:p text:style-name="P4"><text:span text:style-name="Source_20_Text">def introduce(name, age):</text:span></text:p>
      <text:p text:style-name="P5"><text:span text:style-name="Source_20_Text"><text:s text:c="4"/>print(f"My name is {name} and I'm {age} years old.")</text:span></text:p>
      <text:p text:style-name="P5"/>
      <text:p text:style-name="P6"><text:span text:style-name="Source_20_Text">introduce(age=17, name="Brian")</text:span></text:p>
      <text:p text:style-name="Text_20_body">🧠 <text:span text:style-name="Strong_20_Emphasis">Why it’s useful?</text:span>:</text:p>
      <text:list text:style-name="L5">
        <text:list-item>
          <text:p text:style-name="P14">Makes function calls more readable</text:p>
        </text:list-item>
        <text:list-item>
          <text:p text:style-name="P14">Avoids errors due to wrong order</text:p>
        </text:list-item>
        <text:list-item>
          <text:p text:style-name="P14">Adds flexibility in APIs</text:p>
        </text:list-item>
      </text:list>
      <text:p text:style-name="Horizontal_20_Line"/>
      <text:h text:style-name="Heading_20_3" text:outline-level="3"><text:soft-page-break/>4. 🐞 Part 4: Debugging in Python (60 min)</text:h>
      <text:p text:style-name="Quotations">💥 “<text:span text:style-name="T3">Understanding the Problem = 90%. W</text:span>riting code = 90%. Debugging = the other 90%.”</text:p>
      <text:p text:style-name="Horizontal_20_Line"/>
      <text:h text:style-name="Heading_20_4" text:outline-level="4">🧪 A Bug Example:</text:h>
      <text:p text:style-name="Preformatted_20_Text"/>
      <text:p text:style-name="P4"><text:span text:style-name="Source_20_Text">print("Enter first number")</text:span></text:p>
      <text:p text:style-name="P5"><text:span text:style-name="Source_20_Text">x = input()</text:span></text:p>
      <text:p text:style-name="P5"><text:span text:style-name="Source_20_Text">print("Enter second number")</text:span></text:p>
      <text:p text:style-name="P5"><text:span text:style-name="Source_20_Text">y = input()</text:span></text:p>
      <text:p text:style-name="P6"><text:span text:style-name="Source_20_Text">print("Sum is:", x + y)</text:span></text:p>
      <text:p text:style-name="Text_20_body">✅ Output: "123" + "45" = "12345" 😱</text:p>
      <text:p text:style-name="Text_20_body">💡 Fix:</text:p>
      <text:p text:style-name="Preformatted_20_Text">python</text:p>
      <text:p text:style-name="Preformatted_20_Text">CopyEdit</text:p>
      <text:p text:style-name="P4"><text:span text:style-name="Source_20_Text">x = int(input())</text:span></text:p>
      <text:p text:style-name="P6"><text:span text:style-name="Source_20_Text">y = int(input())</text:span></text:p>
      <text:p text:style-name="Horizontal_20_Line"/>
      <text:h text:style-name="Heading_20_3" text:outline-level="3">🕵🏾 Debugging Tools &amp; Techniques</text:h>
      <text:h text:style-name="Heading_20_4" text:outline-level="4">4.1. 🔎 Glass Box Testing</text:h>
      <text:p text:style-name="Quotations">You <text:span text:style-name="Emphasis">can see</text:span> the code.</text:p>
      <text:list text:style-name="L6">
        <text:list-item>
          <text:p text:style-name="P15">You test every step internally.</text:p>
        </text:list-item>
        <text:list-item>
          <text:p text:style-name="P15">Use <text:span text:style-name="Strong_20_Emphasis">print()</text:span>, <text:span text:style-name="Strong_20_Emphasis">logging</text:span>, <text:span text:style-name="Strong_20_Emphasis">debugger</text:span>.</text:p>
        </text:list-item>
      </text:list>
      <text:h text:style-name="Heading_20_4" text:outline-level="4">4.2. 🕳️ Black Box Testing</text:h>
      <text:p text:style-name="Quotations">You <text:span text:style-name="Emphasis">don’t see</text:span> the code.</text:p>
      <text:list text:style-name="L7">
        <text:list-item>
          <text:p text:style-name="P16">Just test inputs/outputs like a user.</text:p>
        </text:list-item>
      </text:list>
      <text:p text:style-name="Horizontal_20_Line"/>
      <text:h text:style-name="Heading_20_3" text:outline-level="3">4.1. <text:span text:style-name="Strong_20_Emphasis">Glass Box Testing</text:span></text:h>
      <text:p text:style-name="Text_20_body">🧠 You can <text:span text:style-name="Strong_20_Emphasis">see the code</text:span>. So you test each part step by step.</text:p>
      <text:h text:style-name="Heading_20_4" text:outline-level="4">✅ Tools:</text:h>
      <text:list text:style-name="L8">
        <text:list-item>
          <text:p text:style-name="P17"><text:span text:style-name="Source_20_Text">print()</text:span> statements</text:p>
        </text:list-item>
        <text:list-item>
          <text:p text:style-name="P17"><text:span text:style-name="Source_20_Text">logging</text:span></text:p>
        </text:list-item>
        <text:list-item>
          <text:p text:style-name="P17">Mu Debugger / IDE Debugger</text:p>
        </text:list-item>
      </text:list>
      <text:p text:style-name="Horizontal_20_Line"><text:soft-page-break/></text:p>
      <text:h text:style-name="Heading_20_3" text:outline-level="3">✅ <text:span text:style-name="Strong_20_Emphasis">Example</text:span> (Google Colab):</text:h>
      <text:p text:style-name="Preformatted_20_Text"/>
      <text:p text:style-name="P4"><text:span text:style-name="Source_20_Text">def calculate_area(length, width):</text:span></text:p>
      <text:p text:style-name="P5"><text:span text:style-name="Source_20_Text"><text:s text:c="4"/>print("Length:", length) <text:s text:c="2"/># Glass box: observe values</text:span></text:p>
      <text:p text:style-name="P5"><text:span text:style-name="Source_20_Text"><text:s text:c="4"/>print("Width:", width)</text:span></text:p>
      <text:p text:style-name="P5"><text:span text:style-name="Source_20_Text"><text:s text:c="4"/>return length * width</text:span></text:p>
      <text:p text:style-name="P5"/>
      <text:p text:style-name="P5"><text:span text:style-name="Source_20_Text">area = calculate_area(5, 10)</text:span></text:p>
      <text:p text:style-name="P6"><text:span text:style-name="Source_20_Text">print("Area:", area)</text:span></text:p>
      <text:p text:style-name="Quotations">🔎 You observe everything happening inside the function.</text:p>
      <text:p text:style-name="Horizontal_20_Line"/>
      <text:h text:style-name="Heading_20_3" text:outline-level="3">🕳️ 4.2. <text:span text:style-name="Strong_20_Emphasis">Black Box Testing</text:span></text:h>
      <text:p text:style-name="Text_20_body">🧠 You <text:span text:style-name="Strong_20_Emphasis">don’t see the code</text:span>, you just test input → output.</text:p>
      <text:p text:style-name="Horizontal_20_Line"/>
      <text:h text:style-name="Heading_20_3" text:outline-level="3">✅ <text:span text:style-name="Strong_20_Emphasis">Example</text:span> (Google Colab):</text:h>
      <text:p text:style-name="Preformatted_20_Text"/>
      <text:p text:style-name="P4"><text:span text:style-name="Source_20_Text"># Imagine this function was written by another developer</text:span></text:p>
      <text:p text:style-name="P5"><text:span text:style-name="Source_20_Text">def hidden_addition(x, y):</text:span></text:p>
      <text:p text:style-name="P5"><text:span text:style-name="Source_20_Text"><text:s text:c="4"/>return x + y</text:span></text:p>
      <text:p text:style-name="P5"/>
      <text:p text:style-name="P5"><text:span text:style-name="Source_20_Text"># Black box test</text:span></text:p>
      <text:p text:style-name="P5"><text:span text:style-name="Source_20_Text">print(hidden_addition(5, 5)) <text:s text:c="4"/># Expected 10</text:span></text:p>
      <text:p text:style-name="P5"><text:span text:style-name="Source_20_Text">print(hidden_addition(0, -2)) <text:s text:c="3"/># Expected -2</text:span></text:p>
      <text:p text:style-name="P6"><text:span text:style-name="Source_20_Text">print(hidden_addition("a", "b")) # Oops! Wrong input types?</text:span></text:p>
      <text:p text:style-name="Quotations">You are testing it as if you’re a user without knowing how it works inside.</text:p>
      <text:p text:style-name="Text_20_body"/>
      <text:p text:style-name="Horizontal_20_Line"/>
      <text:h text:style-name="Heading_20_3" text:outline-level="3">4.4. 🚨 Using <text:span text:style-name="Source_20_Text">assert</text:span> for Sanity Checks</text:h>
      <text:p text:style-name="Text_20_body"/>
      <text:h text:style-name="Heading_20_3" text:outline-level="3">What is <text:span text:style-name="Source_20_Text">assert</text:span>?</text:h>
      <text:p text:style-name="Text_20_body">It’s a <text:span text:style-name="Strong_20_Emphasis">checkpoint</text:span> in your code. If a condition is <text:span text:style-name="Strong_20_Emphasis">false</text:span>, the program <text:span text:style-name="Strong_20_Emphasis">stops</text:span> and shows an error.</text:p>
      <text:p text:style-name="Text_20_body"/>
      <text:p text:style-name="P4"><text:span text:style-name="Source_20_Text">ages = [12, 15, 19]</text:span></text:p>
      <text:p text:style-name="P6"><text:span text:style-name="Source_20_Text">assert ages[0] &lt; ages[-1], "Something is wrong!"</text:span></text:p>
      <text:p text:style-name="P6"><text:span text:style-name="Source_20_Text"/></text:p>
      <text:h text:style-name="P18" text:outline-level="3"><text:soft-page-break/><text:span text:style-name="Source_20_Text">✅ Example:</text:span></text:h>
      <text:p text:style-name="Preformatted_20_Text"/>
      <text:p text:style-name="P4"><text:span text:style-name="Source_20_Text">def get_grade(score):</text:span></text:p>
      <text:p text:style-name="P5"><text:span text:style-name="Source_20_Text"><text:s text:c="4"/>assert 0 &lt;= score &lt;= 100, "Score must be between 0 and 100"</text:span></text:p>
      <text:p text:style-name="P5"><text:span text:style-name="Source_20_Text"><text:s text:c="4"/>if score &gt;= 70:</text:span></text:p>
      <text:p text:style-name="P5"><text:span text:style-name="Source_20_Text"><text:s text:c="8"/>return "A"</text:span></text:p>
      <text:p text:style-name="P5"><text:span text:style-name="Source_20_Text"><text:s text:c="4"/>return "F"</text:span></text:p>
      <text:p text:style-name="P5"/>
      <text:p text:style-name="P5"><text:span text:style-name="Source_20_Text">print(get_grade(85)) <text:s text:c="2"/># ✅</text:span></text:p>
      <text:p text:style-name="P6"><text:span text:style-name="Source_20_Text">print(get_grade(120)) <text:s/># ❌ Error!</text:span></text:p>
      <text:p text:style-name="Quotations">🧠 Like a teacher saying: “This answer must be between 0 and 100 — otherwise, stop!”</text:p>
      <text:p text:style-name="P6"><text:span text:style-name="Source_20_Text"/></text:p>
      <text:p text:style-name="Horizontal_20_Line"/>
      <text:h text:style-name="Heading_20_3" text:outline-level="3">4.5. 🧯 Raising Exceptions</text:h>
      <text:p text:style-name="Text_20_body"/>
      <text:h text:style-name="Heading_20_3" text:outline-level="3">Why use it?</text:h>
      <text:p text:style-name="Text_20_body">To stop the program when something <text:span text:style-name="Strong_20_Emphasis">unexpected</text:span> or <text:span text:style-name="Strong_20_Emphasis">dangerous</text:span> happens.</text:p>
      <text:p text:style-name="Text_20_body"/>
      <text:p text:style-name="P4"><text:span text:style-name="Source_20_Text">def divide(a, b):</text:span></text:p>
      <text:p text:style-name="P5"><text:span text:style-name="Source_20_Text"><text:s text:c="4"/>if b == 0:</text:span></text:p>
      <text:p text:style-name="P5"><text:span text:style-name="Source_20_Text"><text:s text:c="8"/>raise Exception("Cannot divide by zero!")</text:span></text:p>
      <text:p text:style-name="P6"><text:span text:style-name="Source_20_Text"><text:s text:c="4"/>return a / b</text:span></text:p>
      <text:h text:style-name="Heading_20_3" text:outline-level="3">✅ Example:</text:h>
      <text:p text:style-name="Preformatted_20_Text"/>
      <text:p text:style-name="P4"><text:span text:style-name="Source_20_Text">def divide(x, y):</text:span></text:p>
      <text:p text:style-name="P5"><text:span text:style-name="Source_20_Text"><text:s text:c="4"/>if y == 0:</text:span></text:p>
      <text:p text:style-name="P5"><text:span text:style-name="Source_20_Text"><text:s text:c="8"/>raise Exception("Cannot divide by zero!")</text:span></text:p>
      <text:p text:style-name="P5"><text:span text:style-name="Source_20_Text"><text:s text:c="4"/>return x / y</text:span></text:p>
      <text:p text:style-name="P5"/>
      <text:p text:style-name="P5"><text:span text:style-name="Source_20_Text">print(divide(10, 2)) <text:s/># ✅</text:span></text:p>
      <text:p text:style-name="P6"><text:span text:style-name="Source_20_Text">print(divide(5, 0)) <text:s text:c="2"/># ❌ Raises exception</text:span></text:p>
      <text:p text:style-name="Quotations">Use <text:span text:style-name="Source_20_Text">raise</text:span> when you want to <text:span text:style-name="Strong_20_Emphasis">signal an error</text:span> on purpose.</text:p>
      <text:p text:style-name="Horizontal_20_Line"/>
      <text:p text:style-name="Text_20_body"/>
      <text:h text:style-name="Heading_20_3" text:outline-level="3"><text:soft-page-break/></text:h>
      <text:h text:style-name="Heading_20_3" text:outline-level="3">4.6. 📓 Logging</text:h>
      <text:p text:style-name="Text_20_body"/>
      <text:h text:style-name="Heading_20_3" text:outline-level="3">What is Logging?</text:h>
      <text:p text:style-name="Text_20_body">Instead of using <text:span text:style-name="Source_20_Text">print()</text:span>, we use <text:span text:style-name="Source_20_Text">logging</text:span> to track the behavior of our code (especially useful in large applications).</text:p>
      <text:p text:style-name="Text_20_body"/>
      <text:p text:style-name="P4"><text:span text:style-name="Source_20_Text">import logging</text:span></text:p>
      <text:p text:style-name="P5"><text:span text:style-name="Source_20_Text">logging.basicConfig(level=logging.DEBUG)</text:span></text:p>
      <text:p text:style-name="P5"/>
      <text:p text:style-name="P5"><text:span text:style-name="Source_20_Text">def factorial(n):</text:span></text:p>
      <text:p text:style-name="P5"><text:span text:style-name="Source_20_Text"><text:s text:c="4"/>logging.debug("Starting factorial")</text:span></text:p>
      <text:p text:style-name="P5"><text:span text:style-name="Source_20_Text"><text:s text:c="4"/>result = 1</text:span></text:p>
      <text:p text:style-name="P5"><text:span text:style-name="Source_20_Text"><text:s text:c="4"/>for i in range(1, n + 1):</text:span></text:p>
      <text:p text:style-name="P5"><text:span text:style-name="Source_20_Text"><text:s text:c="8"/>result *= i</text:span></text:p>
      <text:p text:style-name="P5"><text:span text:style-name="Source_20_Text"><text:s text:c="8"/>logging.debug(f"i={i}, result={result}")</text:span></text:p>
      <text:p text:style-name="P5"><text:span text:style-name="Source_20_Text"><text:s text:c="4"/>return result</text:span></text:p>
      <text:p text:style-name="P5"/>
      <text:p text:style-name="P6"><text:span text:style-name="Source_20_Text">factorial(5)</text:span></text:p>
      <text:p text:style-name="Text_20_body">🎯 Write logs instead of prints when debugging.</text:p>
      <text:p text:style-name="Text_20_body"/>
      <text:h text:style-name="Heading_20_3" text:outline-level="3">✅ Example:</text:h>
      <text:p text:style-name="Preformatted_20_Text">python</text:p>
      <text:p text:style-name="Preformatted_20_Text">CopyEdit</text:p>
      <text:p text:style-name="P4"><text:span text:style-name="Source_20_Text">import logging</text:span></text:p>
      <text:p text:style-name="P5"><text:span text:style-name="Source_20_Text">logging.basicConfig(level=logging.DEBUG)</text:span></text:p>
      <text:p text:style-name="P5"/>
      <text:p text:style-name="P5"><text:span text:style-name="Source_20_Text">def multiply(a, b):</text:span></text:p>
      <text:p text:style-name="P5"><text:span text:style-name="Source_20_Text"><text:s text:c="4"/>logging.debug(f"Multiplying {a} and {b}")</text:span></text:p>
      <text:p text:style-name="P5"><text:span text:style-name="Source_20_Text"><text:s text:c="4"/>return a * b</text:span></text:p>
      <text:p text:style-name="P5"/>
      <text:p text:style-name="P6"><text:span text:style-name="Source_20_Text">print(multiply(4, 5))</text:span></text:p>
      <text:p text:style-name="Quotations">🧠 Logs are like <text:span text:style-name="Strong_20_Emphasis">CCTV cameras</text:span> in your code — useful when things go wrong.</text:p>
      <text:p text:style-name="Text_20_body"/>
      <text:p text:style-name="Horizontal_20_Line"/>
      <text:h text:style-name="Heading_20_3" text:outline-level="3">🛠️ Practice Time! (30 min)</text:h>
      <text:h text:style-name="Heading_20_4" text:outline-level="4">1. Bug Hunt Game:</text:h>
      <text:p text:style-name="Text_20_body">Fix this:</text:p>
      <text:p text:style-name="Preformatted_20_Text"><text:soft-page-break/>python</text:p>
      <text:p text:style-name="Preformatted_20_Text">CopyEdit</text:p>
      <text:p text:style-name="P4"><text:span text:style-name="Source_20_Text">import random</text:span></text:p>
      <text:p text:style-name="P5"/>
      <text:p text:style-name="P5"><text:span text:style-name="Source_20_Text">guess = ''</text:span></text:p>
      <text:p text:style-name="P5"><text:span text:style-name="Source_20_Text">while guess not in ('heads', 'tails'):</text:span></text:p>
      <text:p text:style-name="P5"><text:span text:style-name="Source_20_Text"><text:s text:c="4"/>print('Guess the coin toss!')</text:span></text:p>
      <text:p text:style-name="P5"><text:span text:style-name="Source_20_Text"><text:s text:c="4"/>guess = input()</text:span></text:p>
      <text:p text:style-name="P5"/>
      <text:p text:style-name="P5"><text:span text:style-name="Source_20_Text">toss = random.randint(0, 1) <text:s/># 0 is tails, 1 is heads</text:span></text:p>
      <text:p text:style-name="P5"/>
      <text:p text:style-name="P5"><text:span text:style-name="Source_20_Text">if toss == guess:</text:span></text:p>
      <text:p text:style-name="P5"><text:span text:style-name="Source_20_Text"><text:s text:c="4"/>print('You got it!')</text:span></text:p>
      <text:p text:style-name="P5"><text:span text:style-name="Source_20_Text">else:</text:span></text:p>
      <text:p text:style-name="P5"><text:span text:style-name="Source_20_Text"><text:s text:c="4"/>print('Nope. Try again.')</text:span></text:p>
      <text:p text:style-name="P5"><text:span text:style-name="Source_20_Text"><text:s text:c="4"/>guess = input()</text:span></text:p>
      <text:p text:style-name="P5"><text:span text:style-name="Source_20_Text"><text:s text:c="4"/>if toss == guess:</text:span></text:p>
      <text:p text:style-name="P5"><text:span text:style-name="Source_20_Text"><text:s text:c="8"/>print('You got it!')</text:span></text:p>
      <text:p text:style-name="P5"><text:span text:style-name="Source_20_Text"><text:s text:c="4"/>else:</text:span></text:p>
      <text:p text:style-name="P6"><text:span text:style-name="Source_20_Text"><text:s text:c="8"/>print('Nope. You lost.')</text:span></text:p>
      <text:p text:style-name="Text_20_body">🧠 <text:span text:style-name="Strong_20_Emphasis">Hint</text:span>: <text:span text:style-name="Source_20_Text">toss</text:span> is int, <text:span text:style-name="Source_20_Text">guess</text:span> is string.</text:p>
      <text:p text:style-name="Horizontal_20_Line"><text:span text:style-name="Source_20_Text"/></text:p>
      <text:p text:style-name="Horizontal_20_Line"/>
      <text:h text:style-name="Heading_20_2" text:outline-level="2">🎓 Summary Table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Concept</text:p>
            </table:table-cell>
            <table:table-cell table:style-name="Table3.A1" office:value-type="string">
              <text:p text:style-name="Table_20_Heading">Use Case</text:p>
            </table:table-cell>
            <table:table-cell table:style-name="Table3.A1" office:value-type="string">
              <text:p text:style-name="Table_20_Heading">Tool</text:p>
            </table:table-cell>
          </table:table-row>
        </table:table-header-rows>
        <table:table-row>
          <table:table-cell table:style-name="Table3.A1" office:value-type="string">
            <text:p text:style-name="Table_20_Contents">Default Arg</text:p>
          </table:table-cell>
          <table:table-cell table:style-name="Table3.A1" office:value-type="string">
            <text:p text:style-name="Table_20_Contents">Add flexibility to functions</text:p>
          </table:table-cell>
          <table:table-cell table:style-name="Table3.A1" office:value-type="string">
            <text:p text:style-name="Table_20_Contents"><text:span text:style-name="Source_20_Text">=</text:span> inside <text:span text:style-name="Source_20_Text">def</text:span></text:p>
          </table:table-cell>
        </table:table-row>
        <table:table-row>
          <table:table-cell table:style-name="Table3.A1" office:value-type="string">
            <text:p text:style-name="Table_20_Contents">Keyword Arg</text:p>
          </table:table-cell>
          <table:table-cell table:style-name="Table3.A1" office:value-type="string">
            <text:p text:style-name="Table_20_Contents">Call functions out of order</text:p>
          </table:table-cell>
          <table:table-cell table:style-name="Table3.A1" office:value-type="string">
            <text:p text:style-name="Table_20_Contents"><text:span text:style-name="Source_20_Text">name=value</text:span></text:p>
          </table:table-cell>
        </table:table-row>
        <table:table-row>
          <table:table-cell table:style-name="Table3.A1" office:value-type="string">
            <text:p text:style-name="Table_20_Contents">Glass Box Test</text:p>
          </table:table-cell>
          <table:table-cell table:style-name="Table3.A1" office:value-type="string">
            <text:p text:style-name="Table_20_Contents">Test internals using <text:span text:style-name="Source_20_Text">print()</text:span> or debug</text:p>
          </table:table-cell>
          <table:table-cell table:style-name="Table3.A1" office:value-type="string">
            <text:p text:style-name="Table_20_Contents"><text:span text:style-name="Source_20_Text">print</text:span>, Mu</text:p>
          </table:table-cell>
        </table:table-row>
        <table:table-row>
          <table:table-cell table:style-name="Table3.A1" office:value-type="string">
            <text:p text:style-name="Table_20_Contents">Black Box Test</text:p>
          </table:table-cell>
          <table:table-cell table:style-name="Table3.A1" office:value-type="string">
            <text:p text:style-name="Table_20_Contents">Input/output tests only</text:p>
          </table:table-cell>
          <table:table-cell table:style-name="Table3.A1" office:value-type="string">
            <text:p text:style-name="Table_20_Contents"><text:span text:style-name="Source_20_Text">input/output</text:span></text:p>
          </table:table-cell>
        </table:table-row>
        <table:table-row>
          <table:table-cell table:style-name="Table3.A1" office:value-type="string">
            <text:p text:style-name="Table_20_Contents">Assert</text:p>
          </table:table-cell>
          <table:table-cell table:style-name="Table3.A1" office:value-type="string">
            <text:p text:style-name="Table_20_Contents">Stop if rule is broken</text:p>
          </table:table-cell>
          <table:table-cell table:style-name="Table3.A1" office:value-type="string">
            <text:p text:style-name="Table_20_Contents"><text:span text:style-name="Source_20_Text">assert</text:span></text:p>
          </table:table-cell>
        </table:table-row>
        <table:table-row>
          <table:table-cell table:style-name="Table3.A1" office:value-type="string">
            <text:p text:style-name="Table_20_Contents">Raise Exception</text:p>
          </table:table-cell>
          <table:table-cell table:style-name="Table3.A1" office:value-type="string">
            <text:p text:style-name="Table_20_Contents">Stop if danger happens</text:p>
          </table:table-cell>
          <table:table-cell table:style-name="Table3.A1" office:value-type="string">
            <text:p text:style-name="Table_20_Contents"><text:span text:style-name="Source_20_Text">raise</text:span></text:p>
          </table:table-cell>
        </table:table-row>
        <table:table-row>
          <table:table-cell table:style-name="Table3.A1" office:value-type="string">
            <text:p text:style-name="Table_20_Contents">Logging</text:p>
          </table:table-cell>
          <table:table-cell table:style-name="Table3.A1" office:value-type="string">
            <text:p text:style-name="Table_20_Contents">Track behavior invisibly</text:p>
          </table:table-cell>
          <table:table-cell table:style-name="Table3.A1" office:value-type="string">
            <text:p text:style-name="Table_20_Contents"><text:span text:style-name="Source_20_Text">logging</text:span></text:p>
          </table:table-cell>
        </table:table-row>
      </table:table>
      <text:p text:style-name="Text_20_body"/>
      <text:p text:style-name="Horizontal_20_Line"/>
      <text:h text:style-name="Heading_20_3" text:outline-level="3">🎓 Summary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ncept</text:p>
            </table:table-cell>
            <table:table-cell table:style-name="Table1.A1" office:value-type="string">
              <text:p text:style-name="Table_20_Heading">Real World Analogy</text:p>
            </table:table-cell>
          </table:table-row>
        </table:table-header-rows>
        <table:table-row>
          <table:table-cell table:style-name="Table1.A1" office:value-type="string">
            <text:p text:style-name="Table_20_Contents">List Comprehension</text:p>
          </table:table-cell>
          <table:table-cell table:style-name="Table1.A1" office:value-type="string">
            <text:p text:style-name="Table_20_Contents">Quick filter in Excel</text:p>
          </table:table-cell>
        </table:table-row>
        <table:table-row>
          <table:table-cell table:style-name="Table1.A1" office:value-type="string">
            <text:p text:style-name="Table_20_Contents">Function as Object</text:p>
          </table:table-cell>
          <table:table-cell table:style-name="Table1.A1" office:value-type="string">
            <text:p text:style-name="Table_20_Contents">WhatsApp Forward Button</text:p>
          </table:table-cell>
        </table:table-row>
        <table:table-row>
          <table:table-cell table:style-name="Table1.A1" office:value-type="string">
            <text:p text:style-name="Table_20_Contents">Default Arg</text:p>
          </table:table-cell>
          <table:table-cell table:style-name="Table1.A1" office:value-type="string">
            <text:p text:style-name="Table_20_Contents">Restaurant Menu Default Drink</text:p>
          </table:table-cell>
        </table:table-row>
        <table:table-row>
          <table:table-cell table:style-name="Table1.A1" office:value-type="string">
            <text:p text:style-name="Table_20_Contents">Raise</text:p>
          </table:table-cell>
          <table:table-cell table:style-name="Table1.A1" office:value-type="string">
            <text:p text:style-name="Table_20_Contents">"Stop! Wrong entry!"</text:p>
          </table:table-cell>
        </table:table-row>
        <table:table-row>
          <table:table-cell table:style-name="Table1.A1" office:value-type="string">
            <text:p text:style-name="Table_20_Contents">Assert</text:p>
          </table:table-cell>
          <table:table-cell table:style-name="Table1.A1" office:value-type="string">
            <text:p text:style-name="Table_20_Contents">Safety switch in machines</text:p>
          </table:table-cell>
        </table:table-row>
        <table:table-row>
          <table:table-cell table:style-name="Table1.A1" office:value-type="string">
            <text:p text:style-name="Table_20_Contents">Logging</text:p>
          </table:table-cell>
          <table:table-cell table:style-name="Table1.A1" office:value-type="string">
            <text:p text:style-name="Table_20_Contents">CCTV for your code</text:p>
          </table:table-cell>
        </table:table-row>
        <text:soft-page-break/>
        <table:table-row>
          <table:table-cell table:style-name="Table1.A1" office:value-type="string">
            <text:p text:style-name="Table_20_Contents">Debugger</text:p>
          </table:table-cell>
          <table:table-cell table:style-name="Table1.A1" office:value-type="string">
            <text:p text:style-name="Table_20_Contents">Slow motion replay in footbal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2T12:08:50.043736845</meta:creation-date>
    <dc:date>2025-07-02T17:19:40.185843894</dc:date>
    <meta:editing-duration>PT4M43S</meta:editing-duration>
    <meta:editing-cycles>2</meta:editing-cycles>
    <meta:generator>LibreOffice/24.8.7.2$Linux_X86_64 LibreOffice_project/480$Build-2</meta:generator>
    <meta:document-statistic meta:table-count="3" meta:image-count="0" meta:object-count="0" meta:page-count="11" meta:paragraph-count="294" meta:word-count="1375" meta:character-count="8393" meta:non-whitespace-character-count="7050"/>
  </office:meta>
</office:document-meta>
</file>